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2000001DE5E93D474.png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fill-color="#ffffff" draw:auto-grow-height="true" fo:min-height="3.507cm"/>
    </style:style>
    <style:style style:name="pr2" style:family="presentation" style:parent-style-name="lyt-paper-subtitle">
      <style:graphic-properties draw:fill-color="#ffffff" fo:min-height="13.61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title">
      <style:graphic-properties draw:auto-grow-height="true" fo:min-height="3.507cm"/>
    </style:style>
    <style:style style:name="pr5" style:family="presentation" style:parent-style-name="lyt-paper-outline1">
      <style:graphic-properties fo:min-height="13.61cm"/>
    </style:style>
    <style:style style:name="pr6" style:family="presentation" style:parent-style-name="lyt-paper-notes">
      <style:graphic-properties draw:fill-color="#ffffff" fo:min-height="13.114cm"/>
    </style:style>
    <style:style style:name="pr7" style:family="presentation" style:parent-style-name="lyt-paper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family="'Courier 10 Pitch'" style:font-pitch="fixed"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family="'Courier 10 Pitch'" style:font-pitch="fixed" fo:font-size="20pt" style:font-size-asian="20pt" style:font-size-complex="20pt"/>
    </style:style>
    <style:style style:name="T6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c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66c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1.637cm" presentation:class="title">
          <draw:text-box>
            <text:p text:style-name="P1">A Little Lift</text:p>
          </draw:text-box>
        </draw:frame>
        <draw:frame presentation:style-name="pr2" draw:layer="layout" svg:width="23cm" svg:height="13.61cm" svg:x="2.5cm" svg:y="5.825cm" presentation:class="subtitle" presentation:user-transformed="true">
          <draw:text-box>
            <text:p>David Pollak @dpp</text:p>
            <text:p>September 21<text:span text:style-name="T1">st</text:span>, 20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7cm" svg:x="2cm" svg:y="1.637cm" presentation:class="title">
          <draw:text-box>
            <text:p>About me</text:p>
          </draw:text-box>
        </draw:frame>
        <draw:frame presentation:style-name="pr5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Coding since 1977 (yikes)</text:p>
              </text:list-item>
              <text:list-item>
                <text:p>Wrote a bunch of commercial spreadsheets</text:p>
              </text:list-item>
              <text:list-item>
                <text:p>Sometimes lazy, sometimes strict</text:p>
              </text:list-item>
              <text:list-item>
                <text:p>Found Scala in 2006</text:p>
              </text:list-item>
              <text:list-item>
                <text:p>BDFL of Lift</text:p>
              </text:list-item>
              <text:list-item>
                <text:p>Wrote <text:span text:style-name="T2">Beginning Scala</text:span></text:p>
              </text:list-item>
              <text:list-item>
                <text:p><text:span text:style-name="T3">I produce the Scala Lift Of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>
          <draw:text-box>
            <text:p><text:span text:style-name="T2">Scala Lift Off</text:span></text:p>
          </draw:text-box>
        </draw:frame>
        <draw:frame presentation:style-name="pr5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<text:span text:style-name="T3">Annual Scala &amp; Lift Open Spaces Conference</text:span></text:p>
              </text:list-item>
              <text:list-item>
                <text:p><text:span text:style-name="T3">In Mountain View on Friday (buses from SF)</text:span></text:p>
              </text:list-item>
              <text:list-item>
                <text:p><text:span text:style-name="T3">Register at </text:span><text:span text:style-name="T3"><text:a xlink:href="http://scalaliftoff.com/">http://scalaliftoff.com</text:a></text:span></text:p>
              </text:list-item>
              <text:list-item>
                <text:p><text:span text:style-name="T3">Discount code “scalaone” (saves $5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>
          <draw:text-box>
            <text:p>About Lift</text:p>
          </draw:text-box>
        </draw:frame>
        <draw:frame presentation:style-name="pr5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Scala based web framework</text:p>
              </text:list-item>
              <text:list-item>
                <text:p>Very secure</text:p>
              </text:list-item>
              <text:list-item>
                <text:p>Very interactive</text:p>
              </text:list-item>
              <text:list-item>
                <text:p>Super developer productivity</text:p>
              </text:list-item>
              <text:list-item>
                <text:p>Scalable for teams and deployment</text:p>
              </text:list-item>
              <text:list-item>
                <text:p>2,000+ users including: Foursquare, Nov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>
          <draw:text-box>
            <text:p>About Scala</text:p>
          </draw:text-box>
        </draw:frame>
        <draw:frame presentation:style-name="pr5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Everything good and very little bad</text:p>
              </text:list-item>
              <text:list-item>
                <text:p>Runs fast on the JVM</text:p>
              </text:list-item>
              <text:list-item>
                <text:p>Full Java interop</text:p>
              </text:list-item>
              <text:list-item>
                <text:p>Concise</text:p>
              </text:list-item>
              <text:list-item>
                <text:p>Typesaf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>
          <draw:text-box>
            <text:p>Lift is awesomely interactive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Avoid the plumbing of HTTP</text:p>
              </text:list-item>
              <text:list-item>
                <text:p>Focus on the business logic</text:p>
              </text:list-item>
              <text:list-item>
                <text:p>Build stuff for users</text:p>
              </text:list-item>
              <text:list-item>
                <text:p>Don't be a slave to the protoc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 presentation:user-transformed="true">
          <draw:text-box>
            <text:p>The ubiquitous chat app</text:p>
          </draw:text-box>
        </draw:frame>
        <draw:frame presentation:style-name="pr5" draw:text-style-name="P3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<text:span text:style-name="T4">object ChatServer extends LiftActor with ListenerManager {</text:span><text:span text:style-name="T4"><text:line-break/></text:span><text:span text:style-name="T4"> <text:s/>private var msgs = Vector("Welcome")</text:span><text:span text:style-name="T4"><text:line-break/></text:span><text:span text:style-name="T4"><text:line-break/></text:span><text:span text:style-name="T4"> <text:s/>def createUpdate = msgs</text:span><text:span text:style-name="T4"><text:line-break/></text:span><text:span text:style-name="T4"><text:line-break/></text:span><text:span text:style-name="T4"> <text:s/>override def lowPriority = {</text:span><text:span text:style-name="T4"><text:line-break/></text:span><text:span text:style-name="T4"> <text:s text:c="3"/>case s: String =&gt; msgs = msgs :+ s</text:span><text:span text:style-name="T4"><text:line-break/></text:span><text:span text:style-name="T4"> <text:s text:c="5"/>updateListeners()</text:span><text:span text:style-name="T4"><text:line-break/></text:span><text:span text:style-name="T4"> <text:s/>}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>
          <draw:text-box>
            <text:p>Chat Component</text:p>
          </draw:text-box>
        </draw:frame>
        <draw:frame presentation:style-name="pr5" draw:text-style-name="P4" draw:layer="layout" svg:width="23cm" svg:height="13.971cm" svg:x="2.5cm" svg:y="5.7cm" presentation:class="outline" presentation:user-transformed="true">
          <draw:text-box>
            <text:list text:style-name="L2">
              <text:list-item>
                <text:p><text:span text:style-name="T5">class Chat extends CometActor with CometListener {</text:span><text:span text:style-name="T5"><text:line-break/></text:span><text:span text:style-name="T5"> <text:s/>private var msgs: Vector[String] = Vector.empty</text:span><text:span text:style-name="T5"><text:line-break/></text:span><text:span text:style-name="T5"><text:line-break/></text:span><text:span text:style-name="T5"> <text:s/>def registerWith = ChatServer</text:span><text:span text:style-name="T5"><text:line-break/></text:span><text:span text:style-name="T5"><text:line-break/></text:span><text:span text:style-name="T5"> <text:s/>override def lowPriority = {</text:span><text:span text:style-name="T5"><text:line-break/></text:span><text:span text:style-name="T5"> <text:s text:c="3"/>case lst: Vector[String] =&gt; msgs = lst</text:span><text:span text:style-name="T5"><text:line-break/></text:span><text:span text:style-name="T5"> <text:s text:c="5"/>reRender()}</text:span><text:span text:style-name="T5"><text:line-break/></text:span><text:span text:style-name="T5"><text:line-break/></text:span><text:span text:style-name="T5"> <text:s/>def lines(in: NodeSeq): NodeSeq = </text:span><text:span text:style-name="T5"><text:line-break/></text:span><text:span text:style-name="T5"> <text:s text:c="3"/>msgs.flatMap(m =&gt;</text:span><text:span text:style-name="T5"><text:line-break/></text:span><text:span text:style-name="T5"> <text:s text:c="5"/>bind("chat", in, "item" -&gt; m))</text:span><text:span text:style-name="T5"><text:line-break/></text:span><text:span text:style-name="T5"><text:line-break/></text:span><text:span text:style-name="T5"> <text:s/>def render = bind("chat", </text:span><text:span text:style-name="T5"><text:line-break/></text:span><text:span text:style-name="T5"> <text:s text:c="19"/>"line" -&gt; lines _)</text:span><text:span text:style-name="T5"><text:line-break/>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>
          <draw:text-box>
            <text:p>Markup</text:p>
          </draw:text-box>
        </draw:frame>
        <draw:frame presentation:style-name="pr5" draw:text-style-name="P5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<text:span text:style-name="T6"><text:s text:c="2"/></text:span><text:span text:style-name="T6">&lt;lift:comet type="Chat"&gt;</text:span><text:span text:style-name="T6"><text:line-break/></text:span><text:span text:style-name="T6"> <text:s text:c="3"/>&lt;ul&gt;</text:span><text:span text:style-name="T6"><text:line-break/></text:span><text:span text:style-name="T6"> <text:s text:c="5"/>&lt;chat:line&gt;</text:span><text:span text:style-name="T6"><text:line-break/></text:span><text:span text:style-name="T6"> <text:s text:c="7"/>&lt;li&gt;&lt;chat:item/&gt;&lt;/li&gt;</text:span><text:span text:style-name="T6"><text:line-break/></text:span><text:span text:style-name="T6"> <text:s text:c="5"/>&lt;/chat:line&gt;</text:span><text:span text:style-name="T6"><text:line-break/></text:span><text:span text:style-name="T6"> <text:s text:c="3"/>&lt;/ul&gt;</text:span><text:span text:style-name="T6"><text:line-break/></text:span><text:span text:style-name="T6"> <text:s/>&lt;/lift:comet&gt;</text:span><text:span text:style-name="T6"><text:line-break/></text:span><text:span text:style-name="T6"><text:line-break/></text:span><text:span text:style-name="T6"> <text:s/>&lt;lift:form&gt;</text:span><text:span text:style-name="T6"><text:line-break/></text:span><text:span text:style-name="T6"> <text:s text:c="3"/>&lt;lift:ChatText/&gt;</text:span><text:span text:style-name="T6"><text:line-break/></text:span><text:span text:style-name="T6"> <text:s text:c="3"/>&lt;input type="submit" value="Chat!"/&gt;</text:span><text:span text:style-name="T6"><text:line-break/></text:span><text:span text:style-name="T6"> <text:s/>&lt;/lift:form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>
          <draw:text-box>
            <text:p>Ajax Input</text:p>
          </draw:text-box>
        </draw:frame>
        <draw:frame presentation:style-name="pr5" draw:text-style-name="P5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<text:span text:style-name="T6">class ChatText {</text:span><text:span text:style-name="T6"><text:line-break/></text:span><text:span text:style-name="T6"> <text:s/>def render = SHtml.text("", s =&gt; {</text:span><text:span text:style-name="T6"><text:line-break/></text:span><text:span text:style-name="T6"> <text:s text:c="7"/>ChatServer ! s</text:span><text:span text:style-name="T6"><text:line-break/></text:span><text:span text:style-name="T6"> <text:s text:c="7"/>SetValById("myinput", "")}) % </text:span><text:span text:style-name="T6"><text:line-break/></text:span><text:span text:style-name="T6"> <text:s/>("id" -&gt; "myinput")</text:span><text:span text:style-name="T6"><text:line-break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>
          <draw:text-box>
            <text:p>State is hard to deal with</text:p>
          </draw:text-box>
        </draw:frame>
        <draw:frame presentation:style-name="pr5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State mgt → logic/security problems</text:p>
                <text:list>
                  <text:list-item>
                    <text:p>Push state to browser (security)</text:p>
                  </text:list-item>
                  <text:list-item>
                    <text:p>Push state to DB (scalability/dev)</text:p>
                  </text:list-item>
                  <text:list-item>
                    <text:p>Imperative State == Hell</text:p>
                  </text:list-item>
                </text:list>
              </text:list-item>
              <text:list-item>
                <text:p>Better to deal with abstractions</text:p>
              </text:list-item>
              <text:list-item>
                <text:p>Lift has best state abstra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>
          <draw:text-box>
            <text:p>Wizard</text:p>
          </draw:text-box>
        </draw:frame>
        <draw:frame presentation:style-name="pr5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Complex multi-page forms</text:p>
              </text:list-item>
              <text:list-item>
                <text:p>Allows you to build complex &amp; powerful apps</text:p>
              </text:list-item>
              <text:list-item>
                <text:p>Testable without HTTP</text:p>
              </text:list-item>
              <text:list-item>
                <text:p>Abstracts away the state management</text:p>
              </text:list-item>
              <text:list-item>
                <text:p>&lt; 400 LoC in the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 presentation:user-transformed="true">
          <draw:text-box>
            <text:p>RESTful</text:p>
          </draw:text-box>
        </draw:frame>
        <draw:frame presentation:style-name="pr5" draw:text-style-name="P5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<text:span text:style-name="T6"><text:s text:c="2"/></text:span><text:span text:style-name="T6">serve {</text:span><text:span text:style-name="T6"><text:line-break/></text:span><text:span text:style-name="T6"> <text:s text:c="3"/>case "api" :: "user" :: AsLong(id) :: _</text:span><text:span text:style-name="T6"><text:line-break/></text:span><text:span text:style-name="T6"> <text:s text:c="5"/>XmlGet _ =&gt; &lt;b&gt;ID: {id}&lt;/b&gt;</text:span><text:span text:style-name="T6"><text:line-break/></text:span><text:span text:style-name="T6"><text:line-break/></text:span><text:span text:style-name="T6"> <text:s text:c="3"/>case "api" :: "user" :: AsLong(id) :: _</text:span><text:span text:style-name="T6"><text:line-break/></text:span><text:span text:style-name="T6"> <text:s text:c="5"/>JsonGet _ =&gt; JInt(id)</text:span><text:span text:style-name="T6"><text:line-break/></text:span><text:span text:style-name="T6"> <text:s/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>
          <draw:text-box>
            <text:p>Performance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Simple app (DB round trip &amp; access control &amp; dynamic page generation): 2,000 req/sec</text:p>
              </text:list-item>
              <text:list-item>
                <text:p>Complex production apps: sustained 100 - 700 req/sec/server (EC2 small instance)</text:p>
              </text:list-item>
              <text:list-item>
                <text:p>Powers Foursquare &amp; other high volume sites</text:p>
              </text:list-item>
              <text:list-item>
                <text:p>Trade session affinity for memcached &amp;<text:line-break/>many other messy pie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 presentation:user-transformed="true">
          <draw:text-box>
            <text:p><text:span text:style-name="T2">Scala Lift Off</text:span></text:p>
          </draw:text-box>
        </draw:frame>
        <draw:frame presentation:style-name="pr5" draw:layer="layout" svg:width="23cm" svg:height="13.61cm" svg:x="2.5cm" svg:y="5.7cm" presentation:class="outline" presentation:user-transformed="true">
          <draw:text-box>
            <text:list text:style-name="L2">
              <text:list-item>
                <text:p><text:span text:style-name="T3">Annual Scala &amp; Lift Open Spaces Conference</text:span></text:p>
              </text:list-item>
              <text:list-item>
                <text:p><text:span text:style-name="T3">In Mountain View on Friday (buses from SF)</text:span></text:p>
              </text:list-item>
              <text:list-item>
                <text:p><text:span text:style-name="T3">Register at </text:span><text:span text:style-name="T3"><text:a xlink:href="http://scalaliftoff.com/">http://scalaliftoff.com</text:a></text:span></text:p>
              </text:list-item>
              <text:list-item>
                <text:p><text:span text:style-name="T3">Discount code “scalaone” (saves $5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7" draw:layer="layout" svg:width="24cm" svg:height="3.256cm" svg:x="2cm" svg:y="1.762cm" presentation:class="title">
          <draw:text-box>
            <text:p>Conclusion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Lift is different:</text:p>
                <text:list>
                  <text:list-item>
                    <text:p>Developer Focused</text:p>
                  </text:list-item>
                  <text:list-item>
                    <text:p>Security Focused</text:p>
                  </text:list-item>
                  <text:list-item>
                    <text:p>Interactivity Focused</text:p>
                  </text:list-item>
                </text:list>
              </text:list-item>
              <text:list-item>
                <text:p>Lift is scalable</text:p>
              </text:list-item>
              <text:list-item>
                <text:p>&lt; 10% front end boxes vs. LAMP</text:p>
              </text:list-item>
              <text:list-item>
                <text:p>Great uptime statistics</text:p>
              </text:list-item>
              <text:list-item>
                <text:p>The Lift community is a fun place to 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 draw:fill-image-width="0cm" draw:fill-image-height="0cm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0066c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66c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341cm" svg:height="4.138cm" svg:x="22.694cm" svg:y="15.24cm">
        <draw:image xlink:href="Pictures/1000020100000182000001DE5E93D474.png" xlink:type="simple" xlink:show="embed" xlink:actuate="onLoad">
          <text:p/>
        </draw:image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Noise Paper</dc:title>
    <dc:description>Presentation Layout Template</dc:description>
    <meta:creation-date>2010-09-21T05:32:15</meta:creation-date>
    <dc:language>en-US</dc:language>
    <meta:editing-cycles>10</meta:editing-cycles>
    <meta:editing-duration>PT00H58M10S</meta:editing-duration>
    <meta:initial-creator>David Pollak</meta:initial-creator>
    <dc:date>2010-09-21T10:22:28</dc:date>
    <dc:creator>David Pollak</dc:creator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usr/lib/openoffice/basis3.2/share/template/en-US/layout/lyt-paper.otp" meta:date="2006-12-14T14:57:51"/>
  </office:meta>
</office:document-meta>
</file>